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BrokerRelayRegistration.setUserDestinationBroadcast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SystemHeartbeatSendInterval( long systemHeartbeatSend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VirtualHost( String virtual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RelayHost( String rela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BrokerRelayRegistration.StompBrokerRelayRegistration( SubscribableChannel clientInboundChannel , MessageChannel clientOutboundChannel , String [ ]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Registration.setSystemPasscode(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BrokerRelayRegistration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TcpClient( TcpOperations &lt; byte [ ] &gt; tc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SystemHeartbeatReceiveInterval( long heartbeatReceive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RelayPort( int rela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getUserRegistryBroad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Registration.setClientPasscode(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BrokerRelayRegistration.setUserRegistryBroadcast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Registration.setClientLogin( String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BrokerRelayRegistration.setSystemLogin( String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BrokerRelayRegistration.getUserDestinationBroad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Registration.getMessageHandler( SubscribableChannel brokerChann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ompBrokerRelayRegistration.setTaskScheduler( @ Nullable TaskScheduler task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